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2"/>
    <style:style style:name="ce3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For calibration: <text:s/>* = measured, = is result</text:p>
          </table:table-cell>
          <table:table-cell table:number-columns-repeated="4"/>
          <table:table-cell office:value-type="string" calcext:value-type="string">
            <text:p>volts/tick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 Vref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ref =</text:p>
          </table:table-cell>
          <table:table-cell office:value-type="string" calcext:value-type="string">
            <text:p>Vdd *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Volts/adcct</text:p>
          </table:table-cell>
          <table:table-cell office:value-type="string" calcext:value-type="string">
            <text:p>16x *</text:p>
          </table:table-cell>
          <table:table-cell office:value-type="string" calcext:value-type="string">
            <text:p>Vscale16</text:p>
          </table:table-cell>
          <table:table-cell office:value-type="string" calcext:value-type="string">
            <text:p>Vdd scaled</text:p>
          </table:table-cell>
          <table:table-cell office:value-type="string" calcext:value-type="string">
            <text:p>Vdd * adc16</text:p>
          </table:table-cell>
          <table:table-cell office:value-type="string" calcext:value-type="string">
            <text:p>Per 65520</text:p>
          </table:table-cell>
          <table:table-cell office:value-type="string" calcext:value-type="string">
            <text:p>reconci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min</text:p>
          </table:table-cell>
          <table:table-cell table:style-name="ce1" office:value-type="float" office:value="1.16" calcext:value-type="float">
            <text:p>1.1600</text:p>
          </table:table-cell>
          <table:table-cell table:style-name="ce2" office:value-type="float" office:value="3.5" calcext:value-type="float">
            <text:p>3.50</text:p>
          </table:table-cell>
          <table:table-cell table:style-name="ce3" table:formula="of:=4095*([.B4]/[.C4])" office:value-type="float" office:value="1357.2" calcext:value-type="float">
            <text:p>1357</text:p>
          </table:table-cell>
          <table:table-cell table:formula="of:=[.B4]/[.D4]" office:value-type="float" office:value="0.000854700854700855" calcext:value-type="float">
            <text:p>0.0008547009</text:p>
          </table:table-cell>
          <table:table-cell table:style-name="ce3" table:formula="of:=[.D4]*16" office:value-type="float" office:value="21715.2" calcext:value-type="float">
            <text:p>21715</text:p>
          </table:table-cell>
          <table:table-cell table:formula="of:=[.E4]/16" office:value-type="float" office:value="0.0000534188034188034" calcext:value-type="float">
            <text:p>5.34188034188034E-05</text:p>
          </table:table-cell>
          <table:table-cell table:formula="of:=INT(POWER(2;[.H$2])*[.G4]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ef measure</text:p>
          </table:table-cell>
          <table:table-cell table:style-name="ce1" table:formula="of:=[.C5]*[.F5]/(4095*16)" office:value-type="float" office:value="1.20093772893773" calcext:value-type="float">
            <text:p>1.2009</text:p>
          </table:table-cell>
          <table:table-cell table:style-name="ce2" office:value-type="float" office:value="3.305" calcext:value-type="float">
            <text:p>3.31</text:p>
          </table:table-cell>
          <table:table-cell table:style-name="ce3" office:value-type="float" office:value="1488" calcext:value-type="float">
            <text:p>1488</text:p>
          </table:table-cell>
          <table:table-cell table:formula="of:=[.B5]/[.D5]" office:value-type="float" office:value="0.000807081807081808" calcext:value-type="float">
            <text:p>0.0008070818</text:p>
          </table:table-cell>
          <table:table-cell table:style-name="ce3" table:formula="of:=[.D5]*16" office:value-type="float" office:value="23808" calcext:value-type="float">
            <text:p>23808</text:p>
          </table:table-cell>
          <table:table-cell table:formula="of:=[.E5]/16" office:value-type="float" office:value="0.000050442612942613" calcext:value-type="float">
            <text:p>5.0442612942613E-05</text:p>
          </table:table-cell>
          <table:table-cell table:formula="of:=INT(POWER(2;[.H$2])*[.C5])" office:value-type="float" office:value="216596" calcext:value-type="float">
            <text:p>216596</text:p>
          </table:table-cell>
          <table:table-cell table:formula="of:=[.H5]*[.F5]" office:value-type="float" office:value="5156717568" calcext:value-type="float">
            <text:p>5156717568</text:p>
          </table:table-cell>
          <table:table-cell table:formula="of:=INT([.I5]/(4095*16))" office:value-type="float" office:value="78704" calcext:value-type="float">
            <text:p>78704</text:p>
          </table:table-cell>
          <table:table-cell table:formula="of:=([.J5]/POWER(2;[.K$2]))" office:value-type="float" office:value="1.200927734375" calcext:value-type="float">
            <text:p>1.2009277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max</text:p>
          </table:table-cell>
          <table:table-cell table:style-name="ce1" office:value-type="float" office:value="1.24" calcext:value-type="float">
            <text:p>1.2400</text:p>
          </table:table-cell>
          <table:table-cell table:style-name="ce2" office:value-type="float" office:value="3" calcext:value-type="float">
            <text:p>3.00</text:p>
          </table:table-cell>
          <table:table-cell table:style-name="ce3" table:formula="of:=4095*([.B6]/[.C6])" office:value-type="float" office:value="1692.6" calcext:value-type="float">
            <text:p>1693</text:p>
          </table:table-cell>
          <table:table-cell table:formula="of:=[.B6]/[.D6]" office:value-type="float" office:value="0.000732600732600733" calcext:value-type="float">
            <text:p>0.0007326007</text:p>
          </table:table-cell>
          <table:table-cell table:style-name="ce3" table:formula="of:=[.D6]*16" office:value-type="float" office:value="27081.6" calcext:value-type="float">
            <text:p>27082</text:p>
          </table:table-cell>
          <table:table-cell table:formula="of:=[.E6]/16" office:value-type="float" office:value="0.0000457875457875458" calcext:value-type="float">
            <text:p>4.57875457875458E-05</text:p>
          </table:table-cell>
          <table:table-cell table:formula="of:=INT(POWER(2;[.H$2])*[.G6]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scale</text:p>
          </table:table-cell>
          <table:table-cell/>
          <table:table-cell office:value-type="string" calcext:value-type="string">
            <text:p>ADCvref</text:p>
          </table:table-cell>
          <table:table-cell table:number-columns-repeated="13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2" table:formula="of:=[.B5]" office:value-type="float" office:value="1.20093772893773" calcext:value-type="float">
            <text:p>1.20</text:p>
          </table:table-cell>
          <table:table-cell table:formula="of:=2.9/5.5" office:value-type="float" office:value="0.527272727272727" calcext:value-type="float">
            <text:p>0.5272727273</text:p>
          </table:table-cell>
          <table:table-cell table:formula="of:=INT([.C8]*65536)" office:value-type="float" office:value="34555" calcext:value-type="float">
            <text:p>34555</text:p>
          </table:table-cell>
          <table:table-cell/>
          <table:table-cell table:style-name="ce3" table:formula="of:=[.F5]" office:value-type="float" office:value="23808" calcext:value-type="float">
            <text:p>23808</text:p>
          </table:table-cell>
          <table:table-cell table:number-columns-repeated="2"/>
          <table:table-cell table:formula="of:=POWER(2;32)" office:value-type="float" office:value="4294967296" calcext:value-type="float">
            <text:p>4294967296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Vrefx/</text:p>
          </table:table-cell>
          <table:table-cell/>
          <table:table-cell table:formula="of:=POWER(2;32)" office:value-type="float" office:value="4294967296" calcext:value-type="float">
            <text:p>4294967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 *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Vref scale</text:p>
          </table:table-cell>
          <table:table-cell office:value-type="string" calcext:value-type="string">
            <text:p>Vref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scale</text:p>
          </table:table-cell>
          <table:table-cell office:value-type="string" calcext:value-type="string">
            <text:p>Kx</text:p>
          </table:table-cell>
          <table:table-cell office:value-type="string" calcext:value-type="string">
            <text:p>ADCvref</text:p>
          </table:table-cell>
          <table:table-cell office:value-type="string" calcext:value-type="string">
            <text:p>ADCvref *Kx</text:p>
          </table:table-cell>
          <table:table-cell office:value-type="string" calcext:value-type="string">
            <text:p>rescale</text:p>
          </table:table-cell>
          <table:table-cell office:value-type="string" calcext:value-type="string">
            <text:p>ADCvref *Kx</text:p>
          </table:table-cell>
          <table:table-cell/>
          <table:table-cell office:value-type="string" calcext:value-type="string">
            <text:p>ADCv5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2" table:formula="of:=[.B5]" office:value-type="float" office:value="1.20093772893773" calcext:value-type="float">
            <text:p>1.20</text:p>
          </table:table-cell>
          <table:table-cell table:formula="of:=POWER(2;28)" office:value-type="float" office:value="268435456" calcext:value-type="float">
            <text:p>268435456</text:p>
          </table:table-cell>
          <table:table-cell table:formula="of:=INT([.B11]*[.C11])" office:value-type="float" office:value="322374266" calcext:value-type="float">
            <text:p>322374266</text:p>
          </table:table-cell>
          <table:table-cell table:formula="of:=2.9/5.5" office:value-type="float" office:value="0.527272727272727" calcext:value-type="float">
            <text:p>0.5272727273</text:p>
          </table:table-cell>
          <table:table-cell table:formula="of:=POWER(2;16)" office:value-type="float" office:value="65536" calcext:value-type="float">
            <text:p>65536</text:p>
          </table:table-cell>
          <table:table-cell table:formula="of:=INT([.E11]*[.F11])" office:value-type="float" office:value="34555" calcext:value-type="float">
            <text:p>34555</text:p>
          </table:table-cell>
          <table:table-cell table:style-name="ce3" table:formula="of:=[.F5]" office:value-type="float" office:value="23808" calcext:value-type="float">
            <text:p>23808</text:p>
          </table:table-cell>
          <table:table-cell table:formula="of:=INT([.H11]*[.G11])" office:value-type="float" office:value="822685440" calcext:value-type="float">
            <text:p>822685440</text:p>
          </table:table-cell>
          <table:table-cell table:formula="of:=POWER(2;16)" office:value-type="float" office:value="65536" calcext:value-type="float">
            <text:p>65536</text:p>
          </table:table-cell>
          <table:table-cell table:formula="of:=INT([.I11]/[.J11])" office:value-type="float" office:value="12553" calcext:value-type="float">
            <text:p>12553</text:p>
          </table:table-cell>
          <table:table-cell table:formula="of:=INT([.D11]/[.K11])" office:value-type="float" office:value="25681" calcext:value-type="float">
            <text:p>25681</text:p>
          </table:table-cell>
          <table:table-cell office:value-type="float" office:value="52380" calcext:value-type="float">
            <text:p>52380</text:p>
          </table:table-cell>
          <table:table-cell table:formula="of:=[.M11]*[.L11]" office:value-type="float" office:value="1345170780" calcext:value-type="float">
            <text:p>1345170780</text:p>
          </table:table-cell>
          <table:table-cell table:formula="of:=POWER(2;28)" office:value-type="float" office:value="268435456" calcext:value-type="float">
            <text:p>268435456</text:p>
          </table:table-cell>
          <table:table-cell table:formula="of:=[.N11]/[.O11]" office:value-type="float" office:value="5.01115165650845" calcext:value-type="float">
            <text:p>5.0111516565</text:p>
          </table:table-cell>
          <table:table-cell/>
          <table:table-cell table:formula="of:=([.B11]/([.E11]*[.H11]))" office:value-type="float" office:value="0.000095667024546335" calcext:value-type="float">
            <text:p>0.000095667</text:p>
          </table:table-cell>
          <table:table-cell table:formula="of:=[.R11]*[.M11]" office:value-type="float" office:value="5.01103874573703" calcext:value-type="float">
            <text:p>5.011038745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5 *</text:p>
          </table:table-cell>
          <table:table-cell office:value-type="string" calcext:value-type="string">
            <text:p>V1 *</text:p>
          </table:table-cell>
          <table:table-cell office:value-type="string" calcext:value-type="string">
            <text:p>Kr5 =</text:p>
          </table:table-cell>
          <table:table-cell office:value-type="string" calcext:value-type="string">
            <text:p>Rr5 =</text:p>
          </table:table-cell>
          <table:table-cell office:value-type="string" calcext:value-type="string">
            <text:p>scale power</text:p>
          </table:table-cell>
          <table:table-cell office:value-type="string" calcext:value-type="string">
            <text:p>RRr5 ==</text:p>
          </table:table-cell>
          <table:table-cell table:number-columns-repeated="1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9" calcext:value-type="float">
            <text:p>2.9</text:p>
          </table:table-cell>
          <table:table-cell table:formula="of:=[.B14]/[.A14]" office:value-type="float" office:value="0.527272727272727" calcext:value-type="float">
            <text:p>0.5272727273</text:p>
          </table:table-cell>
          <table:table-cell table:formula="of:=1/[.C14]" office:value-type="float" office:value="1.89655172413793" calcext:value-type="float">
            <text:p>1.8965517241</text:p>
          </table:table-cell>
          <table:table-cell office:value-type="float" office:value="16" calcext:value-type="float">
            <text:p>16</text:p>
          </table:table-cell>
          <table:table-cell table:formula="of:=INT(14*POWER(2;[.E14]))" office:value-type="float" office:value="917504" calcext:value-type="float">
            <text:p>917504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a *</text:p>
          </table:table-cell>
          <table:table-cell office:value-type="string" calcext:value-type="string">
            <text:p>ADCIa *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2 *</text:p>
          </table:table-cell>
          <table:table-cell office:value-type="string" calcext:value-type="string">
            <text:p>ADCv12 *</text:p>
          </table:table-cell>
          <table:table-cell office:value-type="string" calcext:value-type="string">
            <text:p>Kr12 =</text:p>
          </table:table-cell>
          <table:table-cell office:value-type="string" calcext:value-type="string">
            <text:p>Rr12 =</text:p>
          </table:table-cell>
          <table:table-cell office:value-type="string" calcext:value-type="string">
            <text:p>scale power</text:p>
          </table:table-cell>
          <table:table-cell office:value-type="string" calcext:value-type="string">
            <text:p>KK12 =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A19]*[.C19]/[.C5]*65520)" office:value-type="float" office:value="57491" calcext:value-type="float">
            <text:p>57491</text:p>
          </table:table-cell>
          <table:table-cell table:formula="of:=2.9/15" office:value-type="float" office:value="0.193333333333333" calcext:value-type="float">
            <text:p>0.1933333333</text:p>
          </table:table-cell>
          <table:table-cell table:formula="of:=1/[.C19]" office:value-type="float" office:value="5.17241379310345" calcext:value-type="float">
            <text:p>5.1724137931</text:p>
          </table:table-cell>
          <table:table-cell office:value-type="float" office:value="26" calcext:value-type="float">
            <text:p>26</text:p>
          </table:table-cell>
          <table:table-cell table:formula="of:=INT(POWER(2;[.E19])*[.C5]/(65520*[.C19]))" office:value-type="float" office:value="17509" calcext:value-type="float">
            <text:p>17509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2 runni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5520" calcext:value-type="float">
            <text:p>65520</text:p>
          </table:table-cell>
          <table:table-cell table:formula="of:=[.B22]*[.F19]" office:value-type="float" office:value="1147189680" calcext:value-type="float">
            <text:p>1147189680</text:p>
          </table:table-cell>
          <table:table-cell table:formula="of:=[.C22]/POWER(2;[.E19])" office:value-type="float" office:value="17.0944583415985" calcext:value-type="float">
            <text:p>17.094458341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POWER(2;32)" office:value-type="float" office:value="4294967296" calcext:value-type="float">
            <text:p>4294967296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5 running</text:p>
          </table:table-cell>
          <table:table-cell office:value-type="string" calcext:value-type="string">
            <text:p>ADCv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ADCvdd16x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([.A26]/[.C5])*65520)" office:value-type="float" office:value="99122" calcext:value-type="float">
            <text:p>99122</text:p>
          </table:table-cell>
          <table:table-cell office:value-type="float" office:value="2.9" calcext:value-type="float">
            <text:p>2.9</text:p>
          </table:table-cell>
          <table:table-cell table:formula="of:=INT(([.C5]/[.C26])*[.J5])" office:value-type="float" office:value="89695" calcext:value-type="float">
            <text:p>89695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a *</text:p>
          </table:table-cell>
          <table:table-cell office:value-type="string" calcext:value-type="string">
            <text:p>ADCIa *</text:p>
          </table:table-cell>
          <table:table-cell/>
          <table:table-cell office:value-type="string" calcext:value-type="string">
            <text:p>Ve *</text:p>
          </table:table-cell>
          <table:table-cell office:value-type="string" calcext:value-type="string">
            <text:p>5V *</text:p>
          </table:table-cell>
          <table:table-cell office:value-type="string" calcext:value-type="string">
            <text:p>Ke = </text:p>
          </table:table-cell>
          <table:table-cell office:value-type="string" calcext:value-type="string">
            <text:p>Ke/K5 =</text:p>
          </table:table-cell>
          <table:table-cell office:value-type="string" calcext:value-type="string">
            <text:p>Ke/K5 scale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65520/2" office:value-type="float" office:value="32760" calcext:value-type="float">
            <text:p>32760</text:p>
          </table:table-cell>
          <table:table-cell office:value-type="string" calcext:value-type="string">
            <text:p>offset</text:p>
          </table:table-cell>
          <table:table-cell table:formula="of:=3.3/2" office:value-type="float" office:value="1.65" calcext:value-type="float">
            <text:p>1.65</text:p>
          </table:table-cell>
          <table:table-cell office:value-type="float" office:value="5" calcext:value-type="float">
            <text:p>5</text:p>
          </table:table-cell>
          <table:table-cell table:formula="of:=[.D30]*2/[.E30]" office:value-type="float" office:value="0.66" calcext:value-type="float">
            <text:p>0.66</text:p>
          </table:table-cell>
          <table:table-cell table:formula="of:=[.F30]/[.C14]" office:value-type="float" office:value="1.25172413793103" calcext:value-type="float">
            <text:p>1.2517241379</text:p>
          </table:table-cell>
          <table:table-cell table:formula="of:=INT(POWER(2;[.H28])*[.G30])" office:value-type="float" office:value="82032" calcext:value-type="float">
            <text:p>8203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520" calcext:value-type="float">
            <text:p>65520</text:p>
          </table:table-cell>
          <table:table-cell office:value-type="string" calcext:value-type="string">
            <text:p>scale+offset</text:p>
          </table:table-cell>
          <table:table-cell table:number-columns-repeated="5"/>
          <table:table-cell table:formula="of:=([.B31]-[.B30])/[.A31]" office:value-type="float" office:value="163.8" calcext:value-type="float">
            <text:p>163.8</text:p>
          </table:table-cell>
          <table:table-cell table:formula="of:=1/[.I31]" office:value-type="float" office:value="0.0061050061050061" calcext:value-type="float">
            <text:p>0.0061050061</text:p>
          </table:table-cell>
          <table:table-cell table:formula="of:=INT(POWER(2;[.K30])*[.J31])" office:value-type="float" office:value="102425" calcext:value-type="float">
            <text:p>102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DCIa *</text:p>
          </table:table-cell>
          <table:table-cell office:value-type="string" calcext:value-type="string">
            <text:p>ADC5v</text:p>
          </table:table-cell>
          <table:table-cell office:value-type="string" calcext:value-type="string">
            <text:p>5/Ia ratio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umper 5v</text:p>
          </table:table-cell>
          <table:table-cell office:value-type="float" office:value="64555" calcext:value-type="float">
            <text:p>64555</text:p>
          </table:table-cell>
          <table:table-cell office:value-type="float" office:value="65123" calcext:value-type="float">
            <text:p>65123</text:p>
          </table:table-cell>
          <table:table-cell table:formula="of:=[.C33]/[.B33]" office:value-type="float" office:value="1.00879869878398" calcext:value-type="float">
            <text:p>1.0087986988</text:p>
          </table:table-cell>
          <table:table-cell table:formula="of:=INT(POWER(2;[.E32])*[.D33])" office:value-type="float" office:value="66112" calcext:value-type="float">
            <text:p>66112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dc ratio </text:p>
          </table:table-cell>
          <table:table-cell office:value-type="string" calcext:value-type="string">
            <text:p>divider rat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ADCve</text:p>
          </table:table-cell>
          <table:table-cell office:value-type="string" calcext:value-type="string">
            <text:p>less offset</text:p>
          </table:table-cell>
          <table:table-cell office:value-type="string" calcext:value-type="string">
            <text:p>ADCv1</text:p>
          </table:table-cell>
          <table:table-cell office:value-type="string" calcext:value-type="string">
            <text:p>ve/v1 ratio</text:p>
          </table:table-cell>
          <table:table-cell office:value-type="string" calcext:value-type="string">
            <text:p>Ke/K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5500" calcext:value-type="float">
            <text:p>65500</text:p>
          </table:table-cell>
          <table:table-cell table:formula="of:=[.B39]-[.B30]" office:value-type="float" office:value="32740" calcext:value-type="float">
            <text:p>32740</text:p>
          </table:table-cell>
          <table:table-cell table:formula="of:=[.D26]" office:value-type="float" office:value="89695" calcext:value-type="float">
            <text:p>89695</text:p>
          </table:table-cell>
          <table:table-cell table:formula="of:=[.C39]/[.D39]" office:value-type="float" office:value="0.365014772283851" calcext:value-type="float">
            <text:p>0.3650147723</text:p>
          </table:table-cell>
          <table:table-cell table:formula="of:=[.E39]*[.G30]*2" office:value-type="float" office:value="0.913795602338192" calcext:value-type="float">
            <text:p>0.9137956023</text:p>
          </table:table-cell>
          <table:table-cell table:formula="of:=[.F39]*[.E39]" office:value-type="float" office:value="0.333548893701459" calcext:value-type="float">
            <text:p>0.333548893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00/00/0000</text:date>, <text:time style:data-style-name="N2" text:time-value="14:27:07.164226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20:40:02.563866280</meta:creation-date>
    <dc:date>2019-07-14T13:22:45.969505725</dc:date>
    <meta:editing-duration>P2DT1H5M25S</meta:editing-duration>
    <meta:editing-cycles>4</meta:editing-cycles>
    <meta:generator>LibreOffice/5.1.6.2$Linux_X86_64 LibreOffice_project/10m0$Build-2</meta:generator>
    <meta:document-statistic meta:table-count="1" meta:cell-count="170" meta:object-count="0"/>
  </office:meta>
</office:document-meta>
</file>